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5.5917in" fo:margin-left="0.2354in" fo:margin-right="0.8653in" table:align="margins"/>
    </style:style>
    <style:style style:name="Table3.A" style:family="table-column">
      <style:table-column-properties style:column-width="1.5222in" style:rel-column-width="17843*"/>
    </style:style>
    <style:style style:name="Table3.B" style:family="table-column">
      <style:table-column-properties style:column-width="4.0694in" style:rel-column-width="4769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1" style:family="table">
      <style:table-properties style:width="3.9563in" fo:margin-left="0in" fo:margin-right="2.7361in" table:align="margins"/>
    </style:style>
    <style:style style:name="Table1.A" style:family="table-column">
      <style:table-column-properties style:column-width="0.4833in" style:rel-column-width="8001*"/>
    </style:style>
    <style:style style:name="Table1.B" style:family="table-column">
      <style:table-column-properties style:column-width="3.4729in" style:rel-column-width="57534*"/>
    </style:style>
    <style:style style:name="Table1.A1" style:family="table-cell">
      <style:table-cell-properties style:vertical-align="middle" fo:padding="0in" fo:border="none"/>
    </style:style>
    <style:style style:name="Table2" style:family="table">
      <style:table-properties style:width="5.9674in" fo:margin-left="0in" fo:margin-right="0.725in" table:align="margins"/>
    </style:style>
    <style:style style:name="Table2.A" style:family="table-column">
      <style:table-column-properties style:column-width="2.4021in" style:rel-column-width="26382*"/>
    </style:style>
    <style:style style:name="Table2.B" style:family="table-column">
      <style:table-column-properties style:column-width="3.5653in" style:rel-column-width="39153*"/>
    </style:style>
    <style:style style:name="Table2.A1" style:family="table-cell">
      <style:table-cell-properties style:vertical-align="middle" fo:padding="0.0382in" fo:border="none"/>
    </style:style>
    <style:style style:name="Tableau1" style:family="table">
      <style:table-properties style:width="6.6958in" fo:margin-left="0in" fo:margin-right="-0.0035in" table:align="margins"/>
    </style:style>
    <style:style style:name="Tableau1.A" style:family="table-column">
      <style:table-column-properties style:column-width="0.5049in" style:rel-column-width="4944*"/>
    </style:style>
    <style:style style:name="Tableau1.B" style:family="table-column">
      <style:table-column-properties style:column-width="6.191in" style:rel-column-width="60591*"/>
    </style:style>
    <style:style style:name="Tableau1.A1" style:family="table-cell">
      <style:table-cell-properties fo:padding="0.0382in" fo:border="none"/>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Standard">
      <style:text-properties fo:language="en" fo:country="US"/>
    </style:style>
    <style:style style:name="P5" style:family="paragraph" style:parent-style-name="Standard">
      <style:text-properties fo:language="en" fo:country="US" fo:font-style="normal" fo:font-weight="normal"/>
    </style:style>
    <style:style style:name="P6" style:family="paragraph" style:parent-style-name="Standard">
      <style:paragraph-properties fo:text-align="center" style:justify-single-word="false"/>
      <style:text-properties fo:language="en" fo:country="US" fo:font-style="normal" fo:font-weight="normal"/>
    </style:style>
    <style:style style:name="P7" style:family="paragraph" style:parent-style-name="Standard">
      <style:paragraph-properties fo:text-align="start" style:justify-single-word="false" fo:keep-together="always" fo:orphans="0" fo:widows="0" fo:keep-with-next="always"/>
      <style:text-properties fo:language="en" fo:country="US" fo:font-style="normal" fo:font-weight="normal"/>
    </style:style>
    <style:style style:name="P8" style:family="paragraph" style:parent-style-name="OOoCopyrightPage">
      <style:paragraph-properties fo:break-before="page"/>
    </style:style>
    <style:style style:name="P9" style:family="paragraph" style:parent-style-name="OOoToCHead">
      <style:paragraph-properties fo:break-before="page"/>
    </style:style>
    <style:style style:name="P10" style:family="paragraph" style:parent-style-name="OOoHeading_20_0">
      <style:paragraph-properties fo:margin-left="0in" fo:margin-right="0in" fo:text-indent="0in" style:auto-text-indent="false"/>
    </style:style>
    <style:style style:name="P11" style:family="paragraph" style:parent-style-name="OOoContents_20_1">
      <style:paragraph-properties>
        <style:tab-stops>
          <style:tab-stop style:position="6.6925in" style:type="right" style:leader-style="dotted" style:leader-text="."/>
        </style:tab-stops>
      </style:paragraph-properties>
    </style:style>
    <style:style style:name="P12" style:family="paragraph" style:parent-style-name="OOoContents_20_2">
      <style:paragraph-properties>
        <style:tab-stops>
          <style:tab-stop style:position="6.4957in" style:type="right" style:leader-style="dotted" style:leader-text="."/>
        </style:tab-stops>
      </style:paragraph-properties>
    </style:style>
    <style:style style:name="P13" style:family="paragraph" style:parent-style-name="OOoFooter">
      <style:paragraph-properties fo:text-align="center" style:justify-single-word="false"/>
    </style:style>
    <style:style style:name="P14" style:family="paragraph" style:parent-style-name="OOoTextBody" style:list-style-name="L1"/>
    <style:style style:name="P15" style:family="paragraph" style:parent-style-name="OOoTextBody" style:list-style-name="L2"/>
    <style:style style:name="P16" style:family="paragraph" style:parent-style-name="OOoHeading_20_1">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Liberation Sans" fo:font-size="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5in" svg:height="3.3701in" draw:z-index="0"><draw:image xlink:href="../pics/kicad_logo.png" xlink:type="simple" xlink:show="embed" xlink:actuate="onLoad"/></draw:frame></text:p>
      <text:p text:style-name="P10">Kicad</text:p>
      <text:p text:style-name="OOoSubtitle">Reference manual</text:p>
      <text:p text:style-name="P8">Copyright</text:p>
      <text:p text:style-name="OOoTextBody">This document is Copyright <text:span text:style-name="T3">©</text:span> 2010–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text:p>
      <text:p text:style-name="OOoCopyrightPage">Feedback</text:p>
      <text:p text:style-name="OOoTextBody">Please direct any comments or suggestions about this document to the kicad mailing list: <text:s/><text:span text:style-name="T2">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date style:data-style-name="N76" text:date-value="2011-09-27T14:25:46" text:fixed="true">September 27, 2011</text:date>. Based on <text:span text:style-name="T4">LibreOffice</text:span> 3.3.2.</text:p>
      <text:p text:style-name="OOoCopyrightPage"><text:bookmark text:name="__RefHeading__7686_1972615798"/>Note for Mac users<text:bookmark-end text:name="__RefHeading__7686_1972615798"/></text:p>
      <text:p text:style-name="OOoTextBody"><text:span text:style-name="OOoDefault">The kic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Table of Contents</text:p>
          </text:index-title>
          <text:p text:style-name="P11"><text:a xlink:type="simple" xlink:href="#__RefHeading__24926_67935273" text:style-name="Internet_20_link" text:visited-style-name="Internet_20_link">1 - Introduction<text:tab/>3</text:a></text:p>
          <text:p text:style-name="P12"><text:a xlink:type="simple" xlink:href="#__RefHeading__24928_67935273" text:style-name="Internet_20_link" text:visited-style-name="Internet_20_link">Kicad<text:tab/>3</text:a></text:p>
          <text:p text:style-name="P11"><text:a xlink:type="simple" xlink:href="#__RefHeading__8496_1335080928" text:style-name="Internet_20_link" text:visited-style-name="Internet_20_link">2 - Installation and configuration<text:tab/>4</text:a></text:p>
          <text:p text:style-name="P12"><text:a xlink:type="simple" xlink:href="#__RefHeading__8600_1335080928" text:style-name="Internet_20_link" text:visited-style-name="Internet_20_link">Display options<text:tab/>4</text:a></text:p>
          <text:p text:style-name="P12"><text:a xlink:type="simple" xlink:href="#__RefHeading__24934_67935273" text:style-name="Internet_20_link" text:visited-style-name="Internet_20_link">Initialisation of the default configuration<text:tab/>4</text:a></text:p>
          <text:p text:style-name="P12"><text:a xlink:type="simple" xlink:href="#__RefHeading__24936_67935273" text:style-name="Internet_20_link" text:visited-style-name="Internet_20_link">Kicad: principles of use<text:tab/>4</text:a></text:p>
          <text:p text:style-name="P11"><text:a xlink:type="simple" xlink:href="#__RefHeading__24938_67935273" text:style-name="Internet_20_link" text:visited-style-name="Internet_20_link">3 - Use Kicad<text:tab/>5</text:a></text:p>
          <text:p text:style-name="P12"><text:a xlink:type="simple" xlink:href="#__RefHeading__24940_67935273" text:style-name="Internet_20_link" text:visited-style-name="Internet_20_link">Main window<text:tab/>5</text:a></text:p>
          <text:p text:style-name="P12"><text:a xlink:type="simple" xlink:href="#__RefHeading__24942_67935273" text:style-name="Internet_20_link" text:visited-style-name="Internet_20_link">Utility launch pane<text:tab/>5</text:a></text:p>
          <text:p text:style-name="P12"><text:a xlink:type="simple" xlink:href="#__RefHeading__24944_67935273" text:style-name="Internet_20_link" text:visited-style-name="Internet_20_link">Project tree view<text:tab/>6</text:a></text:p>
          <text:p text:style-name="P12"><text:a xlink:type="simple" xlink:href="#__RefHeading__24946_67935273" text:style-name="Internet_20_link" text:visited-style-name="Internet_20_link">Top toolbar<text:tab/>6</text:a></text:p>
        </text:index-body>
      </text:table-of-content>
      <text:p text:style-name="Standard"/>
      <text:h text:style-name="OOoHeading_20_1" text:outline-level="1"><text:bookmark text:name="__RefHeading__24926_67935273"/>Introduction<text:bookmark-end text:name="__RefHeading__24926_67935273"/></text:h>
      <text:h text:style-name="OOoHeading_20_2" text:outline-level="2"><text:bookmark text:name="__RefHeading__24928_67935273"/>Kicad<text:bookmark-end text:name="__RefHeading__24928_67935273"/></text:h>
      <text:p text:style-name="OOoTextBody">Kicad is an open-source software tool for the creation of electronic schematic diagrams and PCB artwork. Beneath its singular surface, kicad incorporates an elegant ensemble of the following stand-alone software tools: </text:p>
      <text:list xml:id="list1337338004" text:style-name="L1">
        <text:list-item>
          <text:p text:style-name="P14">Kicad : project manager </text:p>
        </text:list-item>
        <text:list-item>
          <text:p text:style-name="P14">EESchema : schematic editor </text:p>
        </text:list-item>
        <text:list-item>
          <text:p text:style-name="P14">Cvpcb: footprint selector </text:p>
        </text:list-item>
        <text:list-item>
          <text:p text:style-name="P14">PCBnew : circuit board layout editor </text:p>
        </text:list-item>
        <text:list-item>
          <text:p text:style-name="P14">GerbView: Gerber viewer </text:p>
        </text:list-item>
        <text:list-item>
          <text:p text:style-name="P14">Bitmap2Component : component maker </text:p>
        </text:list-item>
      </text:list>
      <text:p text:style-name="OOoTextBody">At the time of writing, kicad can be considered mature enough to be used for the successful development and maintenance of complex electronic boards. Kicad does not present any board-size limitation and it can easily handle up to 16 copper layers and up to 12 technical layers. Kicad can create all the files necessary for building printed boards, Gerber files for photo-plotters, drilling files, component location files and a lot more. Being open source (GPL licensed), kicad represents the ideal tool for projects oriented towards the creation of electronic hardware with an open-source flavour. </text:p>
      <text:p text:style-name="OOoTextBody">On the Internet, the home of kicad is: </text:p>
      <text:p text:style-name="OOoTextBody"><text:a xlink:type="simple" xlink:href="http://kicad.sourceforge.net/wiki/Main_Page">http://kicad.sourceforge.net/wiki/Main_Page</text:a> </text:p>
      <text:p text:style-name="OOoTextBody"><text:a xlink:type="simple" xlink:href="http://iut-tice.ujf-grenoble.fr/kicad/index.html">http://iut-tice.ujf-grenoble.fr/kicad/index.html</text:a> </text:p>
      <text:p text:style-name="OOoTextBody"><text:a xlink:type="simple" xlink:href="http://www.gipsa-lab.inpg.fr/realise_au_lis/kicad/index.html">http://www.gipsa-lab.inpg.fr/realise_au_lis/kicad/index.html</text:a> </text:p>
      <text:p text:style-name="OOoTextBody">Kicad is available for Linux, Windows and Apple OS X (experimental).</text:p>
      <text:h text:style-name="P16" text:outline-level="1"><text:bookmark text:name="__RefHeading__8496_1335080928"/><text:soft-page-break/>Installation and configuration<text:bookmark-end text:name="__RefHeading__8496_1335080928"/></text:h>
      <text:h text:style-name="OOoHeading_20_2" text:outline-level="2"><text:bookmark text:name="__RefHeading__8600_1335080928"/>Display options<text:bookmark-end text:name="__RefHeading__8600_1335080928"/></text:h>
      <text:p text:style-name="OOoTextBody">It is recommended to set your display/graphics card to use 24 or 32 bits per pixel. The 16-bit mode will work for Eeschema, but in Pcbnew the display will not function correctly under Linux.</text:p>
      <text:h text:style-name="OOoHeading_20_2" text:outline-level="2"><text:bookmark text:name="__RefHeading__24934_67935273"/>Initialisation of the default configuration<text:bookmark-end text:name="__RefHeading__24934_67935273"/></text:h>
      <text:p text:style-name="OOoTextBody">A default configuration file named <text:span text:style-name="T2">kicad.pro</text:span> is supplied in kicad/template. It serves as a template for any new project. The default file <text:span text:style-name="T2">kicad.pro</text:span> can be freely modified if necessary, for instance to load other libraries files. Run Eeschema via kicad or directly <text:s/>run the Linux command: /usr/local/kicad/bin/eeschema. Update the configuration and then save it in /usr/local/kicad/template/kicad.pro</text:p>
      <text:h text:style-name="OOoHeading_20_2" text:outline-level="2"><text:bookmark text:name="__RefHeading__24936_67935273"/>Kicad: principles of use<text:bookmark-end text:name="__RefHeading__24936_67935273"/></text:h>
      <text:p text:style-name="OOoTextBody">In order to manage a kicad project: schematic files, printed circuit board files, supplementary libraries, manufacturing files for photo-tracing, drilling and automatic component placement files, it is recommended to create a project as follows:</text:p>
      <text:list xml:id="list2021012929" text:style-name="L2">
        <text:list-item>
          <text:p text:style-name="P15">Create a working directory for the project (using kicad or by other means).</text:p>
        </text:list-item>
        <text:list-item>
          <text:p text:style-name="P15">In this directory, use kicad to create a project file (file with extension .pro) via the “Start a new project” icon.</text:p>
        </text:list-item>
      </text:list>
      <text:p text:style-name="OOoTextBody">It is strongly recommended to use the same name for both project file and its directory.</text:p>
      <text:p text:style-name="OOoTextBody">Kicad creates a file with a .pro extension that maintains a number of parameters for project management (such as the filename of the principal schematic, list of libraries used in the schematics and PCBs). Default names of both principal schematic and <text:s/>printed circuit board files are derived from the name of the project. Thus, if a project called <text:span text:style-name="T2">example.pro</text:span> was created in a directory called <text:span text:style-name="T2">example</text:span>, the default files will be created:</text:p>
      <text:p text:style-name="OOoTextBody"/>
      <table:table table:name="Table3" table:style-name="Table3">
        <table:table-column table:style-name="Table3.A"/>
        <table:table-column table:style-name="Table3.B"/>
        <table:table-row>
          <table:table-cell table:style-name="Table3.A1" office:value-type="string">
            <text:p text:style-name="OOoTableText">example.pro</text:p>
          </table:table-cell>
          <table:table-cell table:style-name="Table3.B1" office:value-type="string">
            <text:p text:style-name="OOoTableText">project management file.</text:p>
          </table:table-cell>
        </table:table-row>
        <table:table-row>
          <table:table-cell table:style-name="Table3.A2" office:value-type="string">
            <text:p text:style-name="OOoTableText">example.sch</text:p>
          </table:table-cell>
          <table:table-cell table:style-name="Table3.B2" office:value-type="string">
            <text:p text:style-name="OOoTableText">main schematic file.</text:p>
          </table:table-cell>
        </table:table-row>
        <table:table-row>
          <table:table-cell table:style-name="Table3.A2" office:value-type="string">
            <text:p text:style-name="OOoTableText">example.brd</text:p>
          </table:table-cell>
          <table:table-cell table:style-name="Table3.B2" office:value-type="string">
            <text:p text:style-name="OOoTableText">printed circuit board file.</text:p>
          </table:table-cell>
        </table:table-row>
        <table:table-row>
          <table:table-cell table:style-name="Table3.A2" office:value-type="string">
            <text:p text:style-name="OOoTableText">example.net</text:p>
          </table:table-cell>
          <table:table-cell table:style-name="Table3.B2" office:value-type="string">
            <text:p text:style-name="OOoTableText">netlist file.</text:p>
          </table:table-cell>
        </table:table-row>
        <table:table-row>
          <table:table-cell table:style-name="Table3.A2" office:value-type="string">
            <text:p text:style-name="OOoTableText">example.xxx</text:p>
          </table:table-cell>
          <table:table-cell table:style-name="Table3.B2" office:value-type="string">
            <text:p text:style-name="OOoTableText">various files created by the other utility programs.</text:p>
          </table:table-cell>
        </table:table-row>
        <table:table-row>
          <table:table-cell table:style-name="Table3.A2" office:value-type="string">
            <text:p text:style-name="OOoTableText">example.cache.lib</text:p>
          </table:table-cell>
          <table:table-cell table:style-name="Table3.B2" office:value-type="string">
            <text:p text:style-name="OOoTableText">cache file of libraries used in the schematic</text:p>
            <text:p text:style-name="OOoTableText">(backup of the components used)</text:p>
          </table:table-cell>
        </table:table-row>
      </table:table>
      <text:h text:style-name="OOoHeading_20_1" text:outline-level="1"><text:bookmark text:name="__RefHeading__24938_67935273"/><text:soft-page-break/>Use Kicad<text:bookmark-end text:name="__RefHeading__24938_67935273"/></text:h>
      <text:h text:style-name="OOoHeading_20_2" text:outline-level="2"><text:bookmark text:name="__RefHeading__24940_67935273"/>Main window<text:bookmark-end text:name="__RefHeading__24940_67935273"/></text:h>
      <text:p text:style-name="P5"><draw:frame draw:style-name="fr2" draw:name="graphics2" text:anchor-type="paragraph" svg:width="5in" svg:height="3.35in" draw:z-index="1"><draw:image xlink:href="../pics/kicad_main_window.png" xlink:type="simple" xlink:show="embed" xlink:actuate="onLoad"/></draw:frame></text:p>
      <text:p text:style-name="OOoTextBody">The main kicad window is composed of a project tree view, a launch pane containing buttons used to run the various software tools, and a message window. The menu and the toolbar can be used to create, read and save project files.</text:p>
      <text:h text:style-name="OOoHeading_20_2" text:outline-level="2"><text:bookmark text:name="__RefHeading__24942_67935273"/>Utility launch pane<text:bookmark-end text:name="__RefHeading__24942_67935273"/></text:h>
      <text:p text:style-name="P6"><draw:frame draw:style-name="fr1" draw:name="graphics3" text:anchor-type="paragraph" svg:width="4.1772in" svg:height="0.6563in" draw:z-index="2"><draw:image xlink:href="../pics/kicad_1.png" xlink:type="simple" xlink:show="embed" xlink:actuate="onLoad"/></draw:frame></text:p>
      <text:p text:style-name="OOoTextBody">Kicad allows you to run all stand alone software tools that come with it. The launch pane is made of the above 6 buttons that correspond to the following commands (from left to right):</text:p>
      <text:p text:style-name="OOoTextBody"/>
      <table:table table:name="Table1" table:style-name="Table1">
        <table:table-column table:style-name="Table1.A"/>
        <table:table-column table:style-name="Table1.B"/>
        <table:table-row>
          <table:table-cell table:style-name="Table1.A1" office:value-type="string">
            <text:p text:style-name="OOoTableText">1</text:p>
          </table:table-cell>
          <table:table-cell table:style-name="Table1.A1" office:value-type="string">
            <text:p text:style-name="OOoTableText">Eeschema</text:p>
          </table:table-cell>
        </table:table-row>
        <table:table-row>
          <table:table-cell table:style-name="Table1.A1" office:value-type="string">
            <text:p text:style-name="OOoTableText">2</text:p>
          </table:table-cell>
          <table:table-cell table:style-name="Table1.A1" office:value-type="string">
            <text:p text:style-name="OOoTableText">Cvpcb</text:p>
          </table:table-cell>
        </table:table-row>
        <table:table-row>
          <table:table-cell table:style-name="Table1.A1" office:value-type="string">
            <text:p text:style-name="OOoTableText">3</text:p>
          </table:table-cell>
          <table:table-cell table:style-name="Table1.A1" office:value-type="string">
            <text:p text:style-name="OOoTableText">Pcbnew</text:p>
          </table:table-cell>
        </table:table-row>
        <table:table-row>
          <table:table-cell table:style-name="Table1.A1" office:value-type="string">
            <text:p text:style-name="OOoTableText">4</text:p>
          </table:table-cell>
          <table:table-cell table:style-name="Table1.A1" office:value-type="string">
            <text:p text:style-name="OOoTableText">Gerbview</text:p>
          </table:table-cell>
        </table:table-row>
        <table:table-row>
          <table:table-cell table:style-name="Table1.A1" office:value-type="string">
            <text:p text:style-name="OOoTableText">5</text:p>
          </table:table-cell>
          <table:table-cell table:style-name="Table1.A1" office:value-type="string">
            <text:p text:style-name="OOoTableText">Bitmap2component</text:p>
          </table:table-cell>
        </table:table-row>
        <table:table-row>
          <table:table-cell table:style-name="Table1.A1" office:value-type="string">
            <text:p text:style-name="OOoTableText">6</text:p>
          </table:table-cell>
          <table:table-cell table:style-name="Table1.A1" office:value-type="string">
            <text:p text:style-name="OOoTableText">Pcb Calculator</text:p>
          </table:table-cell>
        </table:table-row>
      </table:table>
      <text:p text:style-name="P5"/>
      <text:h text:style-name="OOoHeading_20_2" text:outline-level="2"><text:bookmark text:name="__RefHeading__24944_67935273"/><text:soft-page-break/>Project tree view<text:bookmark-end text:name="__RefHeading__24944_67935273"/></text:h>
      <table:table table:name="Table2" table:style-name="Table2">
        <table:table-column table:style-name="Table2.A"/>
        <table:table-column table:style-name="Table2.B"/>
        <table:table-row>
          <table:table-cell table:style-name="Table2.A1" office:value-type="string">
            <text:p text:style-name="P7"><draw:frame draw:style-name="fr2" draw:name="graphics5" text:anchor-type="paragraph" svg:width="1.7709in" svg:height="1.9374in" draw:z-index="3"><draw:image xlink:href="../pics/kicad_3.png" xlink:type="simple" xlink:show="embed" xlink:actuate="onLoad"/></draw:frame></text:p>
          </table:table-cell>
          <table:table-cell table:style-name="Table2.A1" office:value-type="string">
            <text:p text:style-name="OOoTableText">Double-clicking on the Eeschema icons runs the schematic editor which in this case will open the file bingo.sch.</text:p>
            <text:p text:style-name="OOoTableText">Double-clicking on the Pcbnew icon runs the layout editor, in this case opening the file bingo.brd.</text:p>
            <text:p text:style-name="OOoTableText">Right <text:s/>clicking on any of the files in the project tree allows generic files manipulation.</text:p>
          </table:table-cell>
        </table:table-row>
      </table:table>
      <text:h text:style-name="OOoHeading_20_2" text:outline-level="2"><text:bookmark text:name="__RefHeading__24946_67935273"/>Top toolbar<text:bookmark-end text:name="__RefHeading__24946_67935273"/></text:h>
      <text:p text:style-name="OOoTextBody"><draw:frame draw:style-name="fr1" draw:name="graphics4" text:anchor-type="paragraph" svg:width="1.7398in" svg:height="0.3335in" draw:z-index="4"><draw:image xlink:href="../pics/kicad_2.png" xlink:type="simple" xlink:show="embed" xlink:actuate="onLoad"/></draw:frame></text:p>
      <text:p text:style-name="OOoTextBody">Kicad top toolbar allows for some basic files operation (from left to right).</text:p>
      <table:table table:name="Tableau1" table:style-name="Tableau1">
        <table:table-column table:style-name="Tableau1.A"/>
        <table:table-column table:style-name="Tableau1.B"/>
        <table:table-header-rows>
          <table:table-row>
            <table:table-cell table:style-name="Tableau1.A1" office:value-type="string">
              <text:p text:style-name="OOoTableText">1</text:p>
            </table:table-cell>
            <table:table-cell table:style-name="Tableau1.A1" office:value-type="string">
              <text:p text:style-name="OOoTableText">Create a project file. If the template kicad.pro is found in kicad/template, it is copied into the working directory.</text:p>
            </table:table-cell>
          </table:table-row>
        </table:table-header-rows>
        <table:table-row>
          <table:table-cell table:style-name="Tableau1.A1" office:value-type="string">
            <text:p text:style-name="OOoTableText">2</text:p>
          </table:table-cell>
          <table:table-cell table:style-name="Tableau1.A1" office:value-type="string">
            <text:p text:style-name="OOoTableText">Open an existing project.</text:p>
          </table:table-cell>
        </table:table-row>
        <table:table-row>
          <table:table-cell table:style-name="Tableau1.A1" office:value-type="string">
            <text:p text:style-name="OOoTableText">3</text:p>
          </table:table-cell>
          <table:table-cell table:style-name="Tableau1.A1" office:value-type="string">
            <text:p text:style-name="OOoTableText">Update and save the current project tree.</text:p>
          </table:table-cell>
        </table:table-row>
        <table:table-row>
          <table:table-cell table:style-name="Tableau1.A1" office:value-type="string">
            <text:p text:style-name="OOoTableText">4</text:p>
          </table:table-cell>
          <table:table-cell table:style-name="Tableau1.A1" office:value-type="string">
            <text:p text:style-name="OOoTableText">Create a zip archive of the whole project. This includes schematic files, libraries, pcb, etc.</text:p>
          </table:table-cell>
        </table:table-row>
        <table:table-row>
          <table:table-cell table:style-name="Tableau1.A1" office:value-type="string">
            <text:p text:style-name="OOoTableText">5</text:p>
          </table:table-cell>
          <table:table-cell table:style-name="Tableau1.A1" office:value-type="string">
            <text:p text:style-name="OOoTableText">Redraw the tree list, useful after a tree chang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MP1"><text:page-number text:select-page="current">5</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5</text:page-number></text:p>
      </style:footer>
      <style:footer-left>
        <text:p text:style-name="OOoFooter"><text:page-number text:select-page="current">5</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5</text:page-number></text:p>
      </style:footer>
      <style:footer-left>
        <text:p text:style-name="OOoFooter"><text:page-number text:select-page="current">5</text:page-number><text:tab/><text:title/></text:p>
      </style:footer-left>
    </style:master-page>
    <style:master-page style:name="OOoOneColumn" style:page-layout-name="Mpm7">
      <style:footer>
        <text:p text:style-name="MP4"><text:title/><text:tab/><text:chapter text:display="name" text:outline-level="1"/><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IUT</meta:initial-creator>
    <meta:creation-date>1996-01-27T13:47:00</meta:creation-date>
    <dc:date>2011-09-28T15:36:48</dc:date>
    <meta:print-date>1999-04-24T19:41:00</meta:print-date>
    <dc:language>fr-FR</dc:language>
    <meta:editing-cycles>202</meta:editing-cycles>
    <meta:editing-duration>PT16H34M46S</meta:editing-duration>
    <dc:creator>fabrizio </dc:creator>
    <meta:document-statistic meta:table-count="4" meta:image-count="5" meta:object-count="0" meta:page-count="6" meta:paragraph-count="106" meta:word-count="882" meta:character-count="5651"/>
    <meta:user-defined meta:name="Info 1"/>
    <meta:user-defined meta:name="Info 2"/>
    <meta:user-defined meta:name="Info 3"/>
    <meta:user-defined meta:name="Info 4"/>
    <meta:template xlink:type="simple" xlink:actuate="onRequest" xlink:title="good_open_office" xlink:href="../../.libreoffice/3/user/template/good_open_office.ott" meta:date="2011-08-14T13:48:47"/>
  </office:meta>
</office:document-meta>
</file>